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3.5pt"/>
    </style:style>
    <style:style style:name="co2" style:family="table-column">
      <style:table-column-properties fo:break-before="auto" style:column-width="42.41pt"/>
    </style:style>
    <style:style style:name="co3" style:family="table-column">
      <style:table-column-properties fo:break-before="auto" style:column-width="281.96pt"/>
    </style:style>
    <style:style style:name="co4" style:family="table-column">
      <style:table-column-properties fo:break-before="auto" style:column-width="13.21pt"/>
    </style:style>
    <style:style style:name="co5" style:family="table-column">
      <style:table-column-properties fo:break-before="auto" style:column-width="63.89pt"/>
    </style:style>
    <style:style style:name="co6" style:family="table-column">
      <style:table-column-properties fo:break-before="auto" style:column-width="35.46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54.14pt"/>
    </style:style>
    <style:style style:name="co9" style:family="table-column">
      <style:table-column-properties fo:break-before="auto" style:column-width="79.14pt"/>
    </style:style>
    <style:style style:name="co10" style:family="table-column">
      <style:table-column-properties fo:break-before="auto" style:column-width="61.8pt"/>
    </style:style>
    <style:style style:name="co11" style:family="table-column">
      <style:table-column-properties fo:break-before="auto" style:column-width="47.96pt"/>
    </style:style>
    <style:style style:name="co12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Meca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rotation-align="non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" table:default-cell-style-name="Default"/>
        <table:table-column table:style-name="co12" table:number-columns-repeated="997" table:default-cell-style-name="Default"/>
        <table:table-row table:style-name="ro1">
          <table:table-cell table:style-name="ce1" office:value-type="string" calcext:value-type="string">
            <text:p>nameF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FR</text:p>
          </table:table-cell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vendorURLs</text:p>
          </table:table-cell>
          <table:table-cell table:style-name="ce1" office:value-type="string" calcext:value-type="string">
            <text:p>filepath</text:p>
          </table:table-cell>
          <table:table-cell table:style-name="ce9" office:value-type="string" calcext:value-type="string">
            <text:p>quantity</text:p>
          </table:table-cell>
          <table:table-cell table:style-name="ce2" office:value-type="string" calcext:value-type="string">
            <text:p>qty extra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 price incl delivery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6"/>
          <table:table-cell table:style-name="ce9"/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plaque de support frontale</text:p>
          </table:table-cell>
          <table:table-cell table:style-name="ce1"/>
          <table:table-cell table:style-name="ce1" office:value-type="string" calcext:value-type="string">
            <text:p>plaque alu 8mm découpée à la CNC plasma</text:p>
          </table:table-cell>
          <table:table-cell table:style-name="ce1" table:number-columns-repeated="2"/>
          <table:table-cell table:style-name="ce1" office:value-type="string" calcext:value-type="string">
            <text:p>hardware/STL/cut_metal/parts - MountingPlate.stl</text:p>
          </table:table-cell>
          <table:table-cell table:style-name="ce9" office:value-type="float" office:value="1" calcext:value-type="float">
            <text:p>1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plaque de support inférieure</text:p>
          </table:table-cell>
          <table:table-cell table:style-name="ce1"/>
          <table:table-cell table:style-name="ce1" office:value-type="string" calcext:value-type="string">
            <text:p>plaque plsatique 3mm (acetal?) découpée à la laser</text:p>
          </table:table-cell>
          <table:table-cell table:style-name="ce1" table:number-columns-repeated="2"/>
          <table:table-cell table:style-name="ce1" office:value-type="string" calcext:value-type="string">
            <text:p>hardware/STL/cut_plastic/Acetal - underbelly plate.stl</text:p>
          </table:table-cell>
          <table:table-cell table:style-name="ce9" office:value-type="float" office:value="1" calcext:value-type="float">
            <text:p>1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plaque de support latérale</text:p>
          </table:table-cell>
          <table:table-cell table:style-name="ce1"/>
          <table:table-cell table:style-name="ce1" office:value-type="string" calcext:value-type="string">
            <text:p>plaque plsatique 3mm (acetal?) découpée à la laser</text:p>
          </table:table-cell>
          <table:table-cell table:style-name="ce1" table:number-columns-repeated="2"/>
          <table:table-cell table:style-name="ce1" office:value-type="string" calcext:value-type="string">
            <text:p>hardware/STL/cut_plastic/Acetal\ -\ sidebelly.stl</text:p>
          </table:table-cell>
          <table:table-cell table:style-name="ce9" office:value-type="float" office:value="2" calcext:value-type="float">
            <text:p>2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plaque de support PC</text:p>
          </table:table-cell>
          <table:table-cell table:style-name="ce1"/>
          <table:table-cell table:style-name="ce1" office:value-type="string" calcext:value-type="string">
            <text:p>plaque plsatique 3mm (acetal?) découpée à la laser</text:p>
          </table:table-cell>
          <table:table-cell table:style-name="ce1" table:number-columns-repeated="2"/>
          <table:table-cell table:style-name="ce1" office:value-type="string" calcext:value-type="string">
            <text:p>hardware/STL/cut_plastic/Acetal – nucholder.stl</text:p>
          </table:table-cell>
          <table:table-cell table:style-name="ce9" office:value-type="float" office:value="2" calcext:value-type="float">
            <text:p>2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6"/>
          <table:table-cell table:style-name="ce9"/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Plaque alu</text:p>
          </table:table-cell>
          <table:table-cell table:style-name="ce1"/>
          <table:table-cell table:style-name="ce5" office:value-type="string" calcext:value-type="string">
            <text:p>455x200x8mm</text:p>
          </table:table-cell>
          <table:table-cell table:style-name="ce1"/>
          <table:table-cell table:style-name="ce6" office:value-type="string" calcext:value-type="string">
            <text:p><text:a xlink:href="https://www.dold-mechatronik.de/Plaques-en-aluminium-EN-AW-5083-Alu-non-revetues-Epaisseur-8mm-Largeur-200mm-432kg-m-Recadrage-20-3000mm" xlink:type="simple">https://www.dold-mechatronik.de/Plaques-en-aluminium-EN-AW-5083-Alu-non-revetues-Epaisseur-8mm-Largeur-200mm-432kg-m-Recadrage-20-3000mm</text:a>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2" office:value-type="currency" office:currency="EUR" office:value="1" calcext:value-type="currency">
            <text:p>€1.00</text:p>
          </table:table-cell>
          <table:table-cell table:style-name="ce2" office:value-type="currency" office:currency="EUR" office:value="37.55" calcext:value-type="currency">
            <text:p>€37.55</text:p>
          </table:table-cell>
          <table:table-cell table:style-name="ce12" table:formula="of:=246.72+19" office:value-type="currency" office:currency="EUR" office:value="265.72" calcext:value-type="currency" table:number-columns-spanned="1" table:number-rows-spanned="20">
            <text:p>€265.72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profilé V-slot 40x20</text:p>
          </table:table-cell>
          <table:table-cell table:style-name="ce2" office:value-type="string" calcext:value-type="string">
            <text:p>L1</text:p>
          </table:table-cell>
          <table:table-cell table:style-name="ce2" office:value-type="currency" office:currency="EUR" office:value="680" calcext:value-type="currency">
            <text:p>€680.00</text:p>
          </table:table-cell>
          <table:table-cell table:style-name="ce1"/>
          <table:table-cell table:style-name="ce6" office:value-type="string" calcext:value-type="string">
            <text:p><text:a xlink:href="https://www.dold-mechatronik.de/Profile-en-aluminium-noir-20x40L-I-Type-avec-rainure-5-088kg-m-decoupe-de-50-a-6000mm" xlink:type="simple">https://www.dold-mechatronik.de/Profile-en-aluminium-noir-20x40L-I-Type-avec-rainure-5-088kg-m-decoupe-de-50-a-6000mm</text:a></text:p>
          </table:table-cell>
          <table:table-cell table:style-name="ce1"/>
          <table:table-cell table:style-name="ce10" office:value-type="float" office:value="2" calcext:value-type="float">
            <text:p>2</text:p>
          </table:table-cell>
          <table:table-cell table:style-name="ce2"/>
          <table:table-cell table:style-name="ce2" office:value-type="currency" office:currency="EUR" office:value="7.13" calcext:value-type="currency">
            <text:p>€7.13</text:p>
          </table:table-cell>
          <table:covered-table-cell/>
          <table:table-cell table:style-name="ce1" table:number-columns-repeated="5"/>
          <table:table-cell table:style-name="ce1" table:formula="of:=[.C9]*[.G9]" office:value-type="currency" office:currency="EUR" office:value="1360" calcext:value-type="currency">
            <text:p>€1,360.00</text:p>
          </table:table-cell>
          <table:table-cell table:style-name="ce1" table:number-columns-repeated="11"/>
          <table:table-cell table:number-columns-repeated="997"/>
        </table:table-row>
        <table:table-row table:style-name="ro1">
          <table:table-cell table:style-name="ce2" office:value-type="string" calcext:value-type="string">
            <text:p>profilé V-slot 40x20</text:p>
          </table:table-cell>
          <table:table-cell table:style-name="ce2" office:value-type="string" calcext:value-type="string">
            <text:p>L2</text:p>
          </table:table-cell>
          <table:table-cell table:style-name="ce2" office:value-type="currency" office:currency="EUR" office:value="470" calcext:value-type="currency">
            <text:p>€470.00</text:p>
          </table:table-cell>
          <table:table-cell table:style-name="ce1"/>
          <table:table-cell table:style-name="ce6" office:value-type="string" calcext:value-type="string">
            <text:p><text:a xlink:href="https://www.dold-mechatronik.de/Profile-en-aluminium-noir-20x40L-I-Type-avec-rainure-5-088kg-m-decoupe-de-50-a-6000mm" xlink:type="simple">https://www.dold-mechatronik.de/Profile-en-aluminium-noir-20x40L-I-Type-avec-rainure-5-088kg-m-decoupe-de-50-a-6000mm</text:a></text:p>
          </table:table-cell>
          <table:table-cell table:style-name="ce1"/>
          <table:table-cell table:style-name="ce10" office:value-type="float" office:value="2" calcext:value-type="float">
            <text:p>2</text:p>
          </table:table-cell>
          <table:table-cell table:style-name="ce2"/>
          <table:table-cell table:style-name="ce2" office:value-type="currency" office:currency="EUR" office:value="5.05" calcext:value-type="currency">
            <text:p>€5.05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profilé V-slot 20x20</text:p>
          </table:table-cell>
          <table:table-cell table:style-name="ce2" office:value-type="string" calcext:value-type="string">
            <text:p>L3</text:p>
          </table:table-cell>
          <table:table-cell table:style-name="ce1" office:value-type="currency" office:currency="EUR" office:value="230" calcext:value-type="currency">
            <text:p>€230.00</text:p>
          </table:table-cell>
          <table:table-cell table:style-name="ce1"/>
          <table:table-cell table:style-name="ce6" office:value-type="string" calcext:value-type="string">
            <text:p><text:a xlink:href="https://www.dold-mechatronik.de/Profile-en-aluminium-noir-20x20L-I-Type-avec-rainure-5-049kg-m-decoupe-de-50-a-6000mm" xlink:type="simple">https://www.dold-mechatronik.de/Profile-en-aluminium-noir-20x20L-I-Type-avec-rainure-5-049kg-m-decoupe-de-50-a-6000mm</text:a>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2"/>
          <table:table-cell table:style-name="ce2" office:value-type="currency" office:currency="EUR" office:value="1.76" calcext:value-type="currency">
            <text:p>€1.76</text:p>
          </table:table-cell>
          <table:covered-table-cell/>
          <table:table-cell table:style-name="ce1" table:number-columns-repeated="5"/>
          <table:table-cell table:style-name="ce1" table:formula="of:=[.C11]*[.G11]" office:value-type="currency" office:currency="EUR" office:value="230" calcext:value-type="currency">
            <text:p>€230.00</text:p>
          </table:table-cell>
          <table:table-cell table:style-name="ce1" table:number-columns-repeated="11"/>
          <table:table-cell table:number-columns-repeated="997"/>
        </table:table-row>
        <table:table-row table:style-name="ro1">
          <table:table-cell table:style-name="ce1" office:value-type="string" calcext:value-type="string">
            <text:p>profilé V-slot 20x20</text:p>
          </table:table-cell>
          <table:table-cell table:style-name="ce2" office:value-type="string" calcext:value-type="string">
            <text:p>T1</text:p>
          </table:table-cell>
          <table:table-cell table:style-name="ce1" office:value-type="currency" office:currency="EUR" office:value="455" calcext:value-type="currency">
            <text:p>€455.00</text:p>
          </table:table-cell>
          <table:table-cell table:style-name="ce1"/>
          <table:table-cell table:style-name="ce6" office:value-type="string" calcext:value-type="string">
            <text:p><text:a xlink:href="https://www.dold-mechatronik.de/Profile-en-aluminium-noir-20x20L-I-Type-avec-rainure-5-049kg-m-decoupe-de-50-a-6000mm" xlink:type="simple">https://www.dold-mechatronik.de/Profile-en-aluminium-noir-20x20L-I-Type-avec-rainure-5-049kg-m-decoupe-de-50-a-6000mm</text:a></text:p>
          </table:table-cell>
          <table:table-cell table:style-name="ce1"/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currency" office:currency="EUR" office:value="3.01" calcext:value-type="currency">
            <text:p>€3.01</text:p>
          </table:table-cell>
          <table:covered-table-cell/>
          <table:table-cell table:style-name="ce1" table:number-columns-repeated="5"/>
          <table:table-cell table:style-name="ce1" table:formula="of:=[.C12]*[.G12]" office:value-type="currency" office:currency="EUR" office:value="910" calcext:value-type="currency">
            <text:p>€910.00</text:p>
          </table:table-cell>
          <table:table-cell table:style-name="ce1" table:number-columns-repeated="11"/>
          <table:table-cell table:number-columns-repeated="997"/>
        </table:table-row>
        <table:table-row table:style-name="ro1">
          <table:table-cell table:style-name="ce1" office:value-type="string" calcext:value-type="string">
            <text:p>profilé V-slot 20x20</text:p>
          </table:table-cell>
          <table:table-cell table:style-name="ce2" office:value-type="string" calcext:value-type="string">
            <text:p>T2</text:p>
          </table:table-cell>
          <table:table-cell table:style-name="ce1" office:value-type="currency" office:currency="EUR" office:value="375" calcext:value-type="currency">
            <text:p>€375.00</text:p>
          </table:table-cell>
          <table:table-cell table:style-name="ce1"/>
          <table:table-cell table:style-name="ce6" office:value-type="string" calcext:value-type="string">
            <text:p><text:a xlink:href="https://www.dold-mechatronik.de/Profile-en-aluminium-noir-20x20L-I-Type-avec-rainure-5-049kg-m-decoupe-de-50-a-6000mm" xlink:type="simple">https://www.dold-mechatronik.de/Profile-en-aluminium-noir-20x20L-I-Type-avec-rainure-5-049kg-m-decoupe-de-50-a-6000mm</text:a></text:p>
          </table:table-cell>
          <table:table-cell table:style-name="ce1"/>
          <table:table-cell table:style-name="ce10" office:value-type="float" office:value="5" calcext:value-type="float">
            <text:p>5</text:p>
          </table:table-cell>
          <table:table-cell table:style-name="ce2"/>
          <table:table-cell table:style-name="ce2" office:value-type="currency" office:currency="EUR" office:value="2.51" calcext:value-type="currency">
            <text:p>€2.51</text:p>
          </table:table-cell>
          <table:covered-table-cell/>
          <table:table-cell table:style-name="ce1" table:number-columns-repeated="5"/>
          <table:table-cell table:style-name="ce1" table:formula="of:=[.C13]*[.G13]" office:value-type="currency" office:currency="EUR" office:value="1875" calcext:value-type="currency">
            <text:p>€1,875.00</text:p>
          </table:table-cell>
          <table:table-cell table:style-name="ce1" table:number-columns-repeated="11"/>
          <table:table-cell table:number-columns-repeated="997"/>
        </table:table-row>
        <table:table-row table:style-name="ro1">
          <table:table-cell table:style-name="ce1" office:value-type="string" calcext:value-type="string">
            <text:p>profilé V-slot 20x20</text:p>
          </table:table-cell>
          <table:table-cell table:style-name="ce2" office:value-type="string" calcext:value-type="string">
            <text:p>H1</text:p>
          </table:table-cell>
          <table:table-cell table:style-name="ce1" office:value-type="currency" office:currency="EUR" office:value="130" calcext:value-type="currency">
            <text:p>€130.00</text:p>
          </table:table-cell>
          <table:table-cell table:style-name="ce1"/>
          <table:table-cell table:style-name="ce6" office:value-type="string" calcext:value-type="string">
            <text:p><text:a xlink:href="https://www.dold-mechatronik.de/Profile-en-aluminium-noir-20x20L-I-Type-avec-rainure-5-049kg-m-decoupe-de-50-a-6000mm" xlink:type="simple">https://www.dold-mechatronik.de/Profile-en-aluminium-noir-20x20L-I-Type-avec-rainure-5-049kg-m-decoupe-de-50-a-6000mm</text:a></text:p>
          </table:table-cell>
          <table:table-cell table:style-name="ce1"/>
          <table:table-cell table:style-name="ce10" office:value-type="float" office:value="6" calcext:value-type="float">
            <text:p>6</text:p>
          </table:table-cell>
          <table:table-cell table:style-name="ce2"/>
          <table:table-cell table:style-name="ce2" office:value-type="currency" office:currency="EUR" office:value="1.12" calcext:value-type="currency">
            <text:p>€1.12</text:p>
          </table:table-cell>
          <table:covered-table-cell/>
          <table:table-cell table:style-name="ce1" table:number-columns-repeated="5"/>
          <table:table-cell table:style-name="ce1" table:formula="of:=[.C14]*[.G14]" office:value-type="currency" office:currency="EUR" office:value="780" calcext:value-type="currency">
            <text:p>€780.00</text:p>
          </table:table-cell>
          <table:table-cell table:style-name="ce1" table:number-columns-repeated="11"/>
          <table:table-cell table:number-columns-repeated="997"/>
        </table:table-row>
        <table:table-row table:style-name="ro1">
          <table:table-cell table:style-name="ce1" office:value-type="string" calcext:value-type="string">
            <text:p>profilé V-slot 20x20</text:p>
          </table:table-cell>
          <table:table-cell table:style-name="ce2" office:value-type="string" calcext:value-type="string">
            <text:p>D1</text:p>
          </table:table-cell>
          <table:table-cell table:style-name="ce1" office:value-type="currency" office:currency="EUR" office:value="208.1" calcext:value-type="currency">
            <text:p>€208.10</text:p>
          </table:table-cell>
          <table:table-cell table:style-name="ce1"/>
          <table:table-cell table:style-name="ce6" office:value-type="string" calcext:value-type="string">
            <text:p><text:a xlink:href="https://www.dold-mechatronik.de/Profile-en-aluminium-noir-20x20L-I-Type-avec-rainure-5-049kg-m-decoupe-de-50-a-6000mm" xlink:type="simple">https://www.dold-mechatronik.de/Profile-en-aluminium-noir-20x20L-I-Type-avec-rainure-5-049kg-m-decoupe-de-50-a-6000mm</text:a></text:p>
          </table:table-cell>
          <table:table-cell table:style-name="ce1"/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currency" office:currency="EUR" office:value="1.59" calcext:value-type="currency">
            <text:p>€1.59</text:p>
          </table:table-cell>
          <table:covered-table-cell/>
          <table:table-cell table:style-name="ce1" table:number-columns-repeated="5"/>
          <table:table-cell table:style-name="ce1" table:formula="of:=[.C15]*[.G15]" office:value-type="currency" office:currency="EUR" office:value="416.2" calcext:value-type="currency">
            <text:p>€416.20</text:p>
          </table:table-cell>
          <table:table-cell table:style-name="ce2" office:value-type="string" calcext:value-type="string">
            <text:p>longueur totale</text:p>
          </table:table-cell>
          <table:table-cell table:style-name="ce1" table:formula="of:=SUM([.P9:.P15])" office:value-type="currency" office:currency="EUR" office:value="5571.2" calcext:value-type="currency">
            <text:p>€5,571.20</text:p>
          </table:table-cell>
          <table:table-cell table:style-name="ce1" table:number-columns-repeated="9"/>
          <table:table-cell table:number-columns-repeated="997"/>
        </table:table-row>
        <table:table-row table:style-name="ro1">
          <table:table-cell table:style-name="ce3" office:value-type="string" calcext:value-type="string">
            <text:p>profilé V-slot 40x20</text:p>
          </table:table-cell>
          <table:table-cell table:style-name="ce3" office:value-type="string" calcext:value-type="string">
            <text:p>rab2</text:p>
          </table:table-cell>
          <table:table-cell table:style-name="ce3" office:value-type="currency" office:currency="EUR" office:value="800" calcext:value-type="currency">
            <text:p>€800.00</text:p>
          </table:table-cell>
          <table:table-cell table:style-name="ce4"/>
          <table:table-cell table:style-name="ce7"/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3"/>
          <table:table-cell table:style-name="ce3" office:value-type="currency" office:currency="EUR" office:value="4.87" calcext:value-type="currency">
            <text:p>€4.87</text:p>
          </table:table-cell>
          <table:covered-table-cell/>
          <table:table-cell table:style-name="ce4" table:number-columns-repeated="17"/>
          <table:table-cell table:number-columns-repeated="997"/>
        </table:table-row>
        <table:table-row table:style-name="ro1">
          <table:table-cell table:style-name="ce4" office:value-type="string" calcext:value-type="string">
            <text:p>profilé V-slot 20x20</text:p>
          </table:table-cell>
          <table:table-cell table:style-name="ce3" office:value-type="string" calcext:value-type="string">
            <text:p>rab1</text:p>
          </table:table-cell>
          <table:table-cell table:style-name="ce3" office:value-type="currency" office:currency="EUR" office:value="1500" calcext:value-type="currency">
            <text:p>€1,500.00</text:p>
          </table:table-cell>
          <table:table-cell table:style-name="ce4"/>
          <table:table-cell table:style-name="ce7"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3" office:value-type="currency" office:currency="EUR" office:value="15.25" calcext:value-type="currency">
            <text:p>€15.25</text:p>
          </table:table-cell>
          <table:covered-table-cell/>
          <table:table-cell table:style-name="ce4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Connecteur plaque 78-L, 12 trous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www.dold-mechatronik.de/Connecteur-plaque-78-L-12-trous-decoupe-au-laser-decoupe" xlink:type="simple">https://www.dold-mechatronik.de/Connecteur-plaque-78-L-12-trous-decoupe-au-laser-decoupe</text:a></text:p>
          </table:table-cell>
          <table:table-cell table:style-name="ce1"/>
          <table:table-cell table:style-name="ce10" office:value-type="float" office:value="4" calcext:value-type="float">
            <text:p>4</text:p>
          </table:table-cell>
          <table:table-cell table:style-name="ce2"/>
          <table:table-cell table:style-name="ce2" office:value-type="currency" office:currency="EUR" office:value="2.1" calcext:value-type="currency">
            <text:p>€2.10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Plaque de connecteur type I rainure 5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www.dold-mechatronik.de/Plaque-de-connecteur-type-I-rainure-5-LD-20x80x80mm-acier-2mm-galvanise" xlink:type="simple">https://www.dold-mechatronik.de/Plaque-de-connecteur-type-I-rainure-5-LD-20x80x80mm-acier-2mm-galvanise</text:a></text:p>
          </table:table-cell>
          <table:table-cell table:style-name="ce1"/>
          <table:table-cell table:style-name="ce10" office:value-type="float" office:value="4" calcext:value-type="float">
            <text:p>4</text:p>
          </table:table-cell>
          <table:table-cell table:style-name="ce2"/>
          <table:table-cell table:style-name="ce2" office:value-type="currency" office:currency="EUR" office:value="2.03" calcext:value-type="currency">
            <text:p>€2.03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Plaque de connexion T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www.dold-mechatronik.de/Plaque-de-connexion-2020-aluminium-anodise-rainure-de-type-I-5-rainure-de-type-B-6" xlink:type="simple">https://www.dold-mechatronik.de/Plaque-de-connexion-2020-aluminium-anodise-rainure-de-type-I-5-rainure-de-type-B-6</text:a></text:p>
          </table:table-cell>
          <table:table-cell table:style-name="ce1"/>
          <table:table-cell table:style-name="ce10" office:value-type="float" office:value="10" calcext:value-type="float">
            <text:p>10</text:p>
          </table:table-cell>
          <table:table-cell table:style-name="ce2"/>
          <table:table-cell table:style-name="ce2" office:value-type="currency" office:currency="EUR" office:value="1.47" calcext:value-type="currency">
            <text:p>€1.47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Charnière 20x20 rainure de type I lumière 5 incl. Kit de montage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www.dold-mechatronik.de/Charniere-20x20-rainure-de-type-I-lumiere-5-incl-Kit-de-montage" xlink:type="simple">https://www.dold-mechatronik.de/Charniere-20x20-rainure-de-type-I-lumiere-5-incl-Kit-de-montage</text:a></text:p>
          </table:table-cell>
          <table:table-cell table:style-name="ce1"/>
          <table:table-cell table:style-name="ce10" office:value-type="float" office:value="2" calcext:value-type="float">
            <text:p>2</text:p>
          </table:table-cell>
          <table:table-cell table:style-name="ce2"/>
          <table:table-cell table:style-name="ce2" office:value-type="currency" office:currency="EUR" office:value="3.82" calcext:value-type="currency">
            <text:p>€3.82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Equerre 20 + set fix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www.dold-mechatronik.de/Angle-20-rainure-de-type-I-5-incl-Set-de-fixation" xlink:type="simple">https://www.dold-mechatronik.de/Angle-20-rainure-de-type-I-5-incl-Set-de-fixation</text:a></text:p>
          </table:table-cell>
          <table:table-cell table:style-name="ce1"/>
          <table:table-cell table:style-name="ce10" office:value-type="float" office:value="16" calcext:value-type="float">
            <text:p>16</text:p>
          </table:table-cell>
          <table:table-cell table:style-name="ce2"/>
          <table:table-cell table:style-name="ce2" office:value-type="currency" office:currency="EUR" office:value="1.54" calcext:value-type="currency">
            <text:p>€1.54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Noix M4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www.dold-mechatronik.de/Dispositif-coulissant-M4-avec-rainure-I-type-de-bande-5" xlink:type="simple">https://www.dold-mechatronik.de/Dispositif-coulissant-M4-avec-rainure-I-type-de-bande-5</text:a></text:p>
          </table:table-cell>
          <table:table-cell table:style-name="ce1"/>
          <table:table-cell table:style-name="ce10" office:value-type="float" office:value="50" calcext:value-type="float">
            <text:p>50</text:p>
          </table:table-cell>
          <table:table-cell table:style-name="ce2"/>
          <table:table-cell table:style-name="ce2" office:value-type="currency" office:currency="EUR" office:value="0.28" calcext:value-type="currency">
            <text:p>€0.28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Noix M3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www.dold-mechatronik.de/Dispositif-coulissant-M4-avec-rainure-I-type-de-bande-5" xlink:type="simple">https://www.dold-mechatronik.de/Dispositif-coulissant-M3-avec-rainure-I-type-de-bande-5</text:a></text:p>
          </table:table-cell>
          <table:table-cell table:style-name="ce1"/>
          <table:table-cell table:style-name="ce10" office:value-type="float" office:value="50" calcext:value-type="float">
            <text:p>50</text:p>
          </table:table-cell>
          <table:table-cell table:style-name="ce2"/>
          <table:table-cell table:style-name="ce2" office:value-type="currency" office:currency="EUR" office:value="0.28" calcext:value-type="currency">
            <text:p>€0.28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boite de vis M3 12mm</text:p>
          </table:table-cell>
          <table:table-cell table:style-name="ce1" table:number-columns-repeated="3"/>
          <table:table-cell table:style-name="ce8" office:value-type="string" calcext:value-type="string">
            <text:p><text:a xlink:href="https://www.dold-mechatronik.de/DIN-7984-Vis-a-tete-cylindrique-a-six-pans-creux-et-basse-pression-en-acier-inoxydable-A2-M3X8" xlink:type="simple">https://www.dold-mechatronik.de/DIN-7984-Vis-a-tete-cylindrique-a-six-pans-creux-et-basse-pression-en-acier-inoxydable-A2-M3X12</text:a></text:p>
          </table:table-cell>
          <table:table-cell table:style-name="ce1"/>
          <table:table-cell table:style-name="ce10" office:value-type="float" office:value="100" calcext:value-type="float">
            <text:p>100</text:p>
          </table:table-cell>
          <table:table-cell table:style-name="ce2"/>
          <table:table-cell table:style-name="ce2" office:value-type="currency" office:currency="EUR" office:value="0.08" calcext:value-type="currency">
            <text:p>€0.08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boite de vis M3 8mm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www.dold-mechatronik.de/DIN-7984-Vis-a-tete-cylindrique-a-six-pans-creux-et-basse-pression-en-acier-inoxydable-A2-M3X8" xlink:type="simple">https://www.dold-mechatronik.de/DIN-7984-Vis-a-tete-cylindrique-a-six-pans-creux-et-basse-pression-en-acier-inoxydable-A2-M3X8</text:a></text:p>
          </table:table-cell>
          <table:table-cell table:style-name="ce1"/>
          <table:table-cell table:style-name="ce10" office:value-type="float" office:value="100" calcext:value-type="float">
            <text:p>100</text:p>
          </table:table-cell>
          <table:table-cell table:style-name="ce2"/>
          <table:table-cell table:style-name="ce2" office:value-type="currency" office:currency="EUR" office:value="0.08" calcext:value-type="currency">
            <text:p>€0.08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boite de vis M4 12mm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www.dold-mechatronik.de/DIN-7984-Vis-a-tete-cylindrique-a-six-pans-creux-et-basse-pression-en-acier-inoxydable-A2-M3X8" xlink:type="simple">https://www.dold-mechatronik.de/DIN-7984-Vis-a-tete-cylindrique-a-six-pans-creux-et-basse-pression-en-acier-inoxydable-A2-M3X8</text:a></text:p>
          </table:table-cell>
          <table:table-cell table:style-name="ce1"/>
          <table:table-cell table:style-name="ce10" office:value-type="float" office:value="100" calcext:value-type="float">
            <text:p>100</text:p>
          </table:table-cell>
          <table:table-cell table:style-name="ce2"/>
          <table:table-cell table:style-name="ce2" office:value-type="currency" office:currency="EUR" office:value="0.08" calcext:value-type="currency">
            <text:p>€0.08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fils 2.5 mm 5m</text:p>
          </table:table-cell>
          <table:table-cell table:style-name="ce1"/>
          <table:table-cell table:style-name="ce2" office:value-type="string" calcext:value-type="string">
            <text:p>rouge, noir, bleu, vert, jaune</text:p>
          </table:table-cell>
          <table:table-cell table:style-name="ce1"/>
          <table:table-cell table:style-name="ce6" office:value-type="string" calcext:value-type="string">
            <text:p><text:a xlink:href="https://fr.aliexpress.com/item/1005002915535178.html?spm=a2g0o.cart.0.0.3397378dDkoEPD&amp;mp=1&amp;gatewayAdapt=glo2fra" xlink:type="simple">https://fr.aliexpress.com/item/1005002915535178.html?spm=a2g0o.cart.0.0.3397378dDkoEPD&amp;mp=1&amp;gatewayAdapt=glo2fra</text:a></text:p>
          </table:table-cell>
          <table:table-cell table:style-name="ce1"/>
          <table:table-cell table:style-name="ce10" office:value-type="float" office:value="5" calcext:value-type="float">
            <text:p>5</text:p>
          </table:table-cell>
          <table:table-cell table:style-name="ce2"/>
          <table:table-cell table:style-name="ce2" office:value-type="currency" office:currency="EUR" office:value="6.89" calcext:value-type="currency">
            <text:p>€6.89</text:p>
          </table:table-cell>
          <table:table-cell table:style-name="ce13" office:value-type="currency" office:currency="EUR" office:value="1173.18" calcext:value-type="currency" table:number-columns-spanned="1" table:number-rows-spanned="13">
            <text:p>€1,173.18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charnière pour tube 20x20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fr.aliexpress.com/item/1005005885593483.html?spm=a2g0o.detail.pcDetailTopMoreOtherSeller.1.540ceT75eT75gz&amp;gps-id=pcDetailTopMoreOtherSeller&amp;scm=1007.40000.327270.0&amp;scm_id=1007.40000.327270.0&amp;scm-url=1007.40000.327270.0&amp;pvid=ddd9666b-c68a-48b1-974b-34b6abf6afb0&amp;_t=gps-id:pcDetailTopMoreOtherSeller,scm-url:1007.40000.327270.0,pvid:ddd9666b-c68a-48b1-974b-34b6abf6afb0,tpp_buckets:668%232846%238112%231997&amp;pdp_npi=4%40dis%21EUR%218.50%212.86%21%21%2165.42%2122.01%21%402103834817101786137226517eb586%2112000034788096306%21rec%21FR%212389225982%21&amp;utparam-url=scene%3ApcDetailTopMoreOtherSeller%7Cquery_from%3A" xlink:type="simple">https://fr.aliexpress.com/item/1005005885593483.html?spm=a2g0o.detail.pcDetailTopMoreOtherSeller.1.540ceT75eT75gz&amp;gps-id=pcDetailTopMoreOtherSeller&amp;scm=1007.40000.327270.0&amp;scm_id=1007.40000.327270.0&amp;scm-url=1007.40000.327270.0&amp;pvid=ddd9666b-c68a-48b1-974b-34b6abf6afb0&amp;_t=gps-id:pcDetailTopMoreOtherSeller,scm-url:1007.40000.327270.0,pvid:ddd9666b-c68a-48b1-974b-34b6abf6afb0,tpp_buckets:668%232846%238112%231997&amp;pdp_npi=4%40dis%21EUR%218.50%212.86%21%21%2165.42%2122.01%21%402103834817101786137226517eb586%2112000034788096306%21rec%21FR%212389225982%21&amp;utparam-url=scene%3ApcDetailTopMoreOtherSeller%7Cquery_from%3A</text:a></text:p>
          </table:table-cell>
          <table:table-cell table:style-name="ce1"/>
          <table:table-cell table:style-name="ce9" office:value-type="float" office:value="4" calcext:value-type="float">
            <text:p>4</text:p>
          </table:table-cell>
          <table:table-cell table:style-name="ce2" office:value-type="currency" office:currency="EUR" office:value="2" calcext:value-type="currency">
            <text:p>€2.00</text:p>
          </table:table-cell>
          <table:table-cell table:style-name="ce2" office:value-type="currency" office:currency="EUR" office:value="2.86" calcext:value-type="currency">
            <text:p>€2.86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Connecteurs</text:p>
          </table:table-cell>
          <table:table-cell table:style-name="ce1"/>
          <table:table-cell table:style-name="ce2" office:value-type="string" calcext:value-type="string">
            <text:p>lot de 5</text:p>
          </table:table-cell>
          <table:table-cell table:style-name="ce1"/>
          <table:table-cell table:style-name="ce6" office:value-type="string" calcext:value-type="string">
            <text:p><text:a xlink:href="https://fr.aliexpress.com/item/1005006393566221.html?spm=a2g0o.productlist.main.33.106142cciWPfaf&amp;algo_pvid=25c4cd5f-2796-4a9d-b6fa-1fafa8c03ccc&amp;algo_exp_id=25c4cd5f-2796-4a9d-b6fa-1fafa8c03ccc-16&amp;pdp_npi=4%40dis%21EUR%212.31%212.31%21%21%212.47%212.47%21%402103867617102388109224916e3acf%2112000037007095656%21sea%21FR%212389225982%21&amp;curPageLogUid=IAPpPVMIfPhJ&amp;utparam-url=scene%3Asearch%7Cquery_from%3A" xlink:type="simple">https://fr.aliexpress.com/item/1005006393566221.html?spm=a2g0o.productlist.main.33.106142cciWPfaf&amp;algo_pvid=25c4cd5f-2796-4a9d-b6fa-1fafa8c03ccc&amp;algo_exp_id=25c4cd5f-2796-4a9d-b6fa-1fafa8c03ccc-16&amp;pdp_npi=4%40dis%21EUR%212.31%212.31%21%21%212.47%212.47%21%402103867617102388109224916e3acf%2112000037007095656%21sea%21FR%212389225982%21&amp;curPageLogUid=IAPpPVMIfPhJ&amp;utparam-url=scene%3Asearch%7Cquery_from%3A</text:a></text:p>
          </table:table-cell>
          <table:table-cell table:style-name="ce1"/>
          <table:table-cell table:style-name="ce10" office:value-type="float" office:value="2" calcext:value-type="float">
            <text:p>2</text:p>
          </table:table-cell>
          <table:table-cell table:style-name="ce1"/>
          <table:table-cell table:style-name="ce2" office:value-type="currency" office:currency="EUR" office:value="2.31" calcext:value-type="currency">
            <text:p>€2.31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Ensemble de 4 roues mecanum+moteur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fr.aliexpress.com/item/4001034973724.html?spm=a2g0o.search0302.0.0.74722f73iK1lTz&amp;algo_pvid=35e7c6ca-4101-4128-aec7-7ac7786cc318&amp;algo_expid=35e7c6ca-4101-4128-aec7-7ac7786cc318-9&amp;btsid=2100bb4916162882986028689ee178&amp;ws_ab_test=searchweb0_0%2Csearchweb201602_%2Csearchweb201603_&amp;gatewayAdapt=glo2fra" xlink:type="simple">https://fr.aliexpress.com/item/4001034973724.html?spm=a2g0o.search0302.0.0.74722f73iK1lTz&amp;algo_pvid=35e7c6ca-4101-4128-aec7-7ac7786cc318&amp;algo_expid=35e7c6ca-4101-4128-aec7-7ac7786cc318-9&amp;btsid=2100bb4916162882986028689ee178&amp;ws_ab_test=searchweb0_0%2Csearchweb201602_%2Csearchweb201603_&amp;gatewayAdapt=glo2fra</text:a>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1"/>
          <table:table-cell table:style-name="ce2" office:value-type="currency" office:currency="EUR" office:value="684.28" calcext:value-type="currency">
            <text:p>€684.28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dominos 23A</text:p>
          </table:table-cell>
          <table:table-cell table:style-name="ce2" office:value-type="string" calcext:value-type="string">
            <text:p>12 points 25A</text:p>
          </table:table-cell>
          <table:table-cell table:style-name="ce1" table:number-columns-repeated="2"/>
          <table:table-cell table:style-name="ce6" office:value-type="string" calcext:value-type="string">
            <text:p><text:a xlink:href="https://fr.aliexpress.com/item/1005002678786621.html" xlink:type="simple">https://fr.aliexpress.com/item/1005002678786621.html</text:a>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1" table:number-columns-repeated="2"/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dominos 23A</text:p>
          </table:table-cell>
          <table:table-cell table:style-name="ce2" office:value-type="string" calcext:value-type="string">
            <text:p>6 points 25A</text:p>
          </table:table-cell>
          <table:table-cell table:style-name="ce1" table:number-columns-repeated="2"/>
          <table:table-cell table:style-name="ce6" office:value-type="string" calcext:value-type="string">
            <text:p><text:a xlink:href="https://fr.aliexpress.com/item/1005002678786621.html" xlink:type="simple">https://fr.aliexpress.com/item/1005002678786621.html</text:a></text:p>
          </table:table-cell>
          <table:table-cell table:style-name="ce1"/>
          <table:table-cell table:style-name="ce10" office:value-type="float" office:value="4" calcext:value-type="float">
            <text:p>4</text:p>
          </table:table-cell>
          <table:table-cell table:style-name="ce1" table:number-columns-repeated="2"/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peignes pour domino 21A</text:p>
          </table:table-cell>
          <table:table-cell table:style-name="ce1" office:value-type="string" calcext:value-type="string">
            <text:p>6 points</text:p>
          </table:table-cell>
          <table:table-cell table:style-name="ce1" table:number-columns-repeated="2"/>
          <table:table-cell table:style-name="ce6" office:value-type="string" calcext:value-type="string">
            <text:p><text:a xlink:href="https://fr.aliexpress.com/item/10000406925039.html?spm=a2g0o.productlist.main.53.28843cd0wqnMUj&amp;algo_pvid=eec66206-6c00-41d5-91d7-c82a2762f0c0&amp;algo_exp_id=eec66206-6c00-41d5-91d7-c82a2762f0c0-26&amp;pdp_npi=4%40dis%21EUR%210.77%210.53%21%21%210.82%210.57%21%402103888a17096485924757907e0828%2120000000201620969%21sea%21FR%210%21AB&amp;curPageLogUid=D014SLT6miq0&amp;utparam-url=scene%3Asearch%7Cquery_from%3A" xlink:type="simple">https://fr.aliexpress.com/item/10000406925039.html?spm=a2g0o.productlist.main.53.28843cd0wqnMUj&amp;algo_pvid=eec66206-6c00-41d5-91d7-c82a2762f0c0&amp;algo_exp_id=eec66206-6c00-41d5-91d7-c82a2762f0c0-26&amp;pdp_npi=4%40dis%21EUR%210.77%210.53%21%21%210.82%210.57%21%402103888a17096485924757907e0828%2120000000201620969%21sea%21FR%210%21AB&amp;curPageLogUid=D014SLT6miq0&amp;utparam-url=scene%3Asearch%7Cquery_from%3A</text:a></text:p>
          </table:table-cell>
          <table:table-cell table:style-name="ce1"/>
          <table:table-cell table:style-name="ce10" office:value-type="float" office:value="4" calcext:value-type="float">
            <text:p>4</text:p>
          </table:table-cell>
          <table:table-cell table:style-name="ce1" table:number-columns-repeated="2"/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peignes pour domino 21A</text:p>
          </table:table-cell>
          <table:table-cell table:style-name="ce1" office:value-type="string" calcext:value-type="string">
            <text:p>3 points</text:p>
          </table:table-cell>
          <table:table-cell table:style-name="ce1" table:number-columns-repeated="2"/>
          <table:table-cell table:style-name="ce6" office:value-type="string" calcext:value-type="string">
            <text:p><text:a xlink:href="https://fr.aliexpress.com/item/10000406925039.html?spm=a2g0o.productlist.main.53.28843cd0wqnMUj&amp;algo_pvid=eec66206-6c00-41d5-91d7-c82a2762f0c0&amp;algo_exp_id=eec66206-6c00-41d5-91d7-c82a2762f0c0-26&amp;pdp_npi=4%40dis%21EUR%210.77%210.53%21%21%210.82%210.57%21%402103888a17096485924757907e0828%2120000000201620969%21sea%21FR%210%21AB&amp;curPageLogUid=D014SLT6miq0&amp;utparam-url=scene%3Asearch%7Cquery_from%3A" xlink:type="simple">https://fr.aliexpress.com/item/10000406925039.html?spm=a2g0o.productlist.main.53.28843cd0wqnMUj&amp;algo_pvid=eec66206-6c00-41d5-91d7-c82a2762f0c0&amp;algo_exp_id=eec66206-6c00-41d5-91d7-c82a2762f0c0-26&amp;pdp_npi=4%40dis%21EUR%210.77%210.53%21%21%210.82%210.57%21%402103888a17096485924757907e0828%2120000000201620969%21sea%21FR%210%21AB&amp;curPageLogUid=D014SLT6miq0&amp;utparam-url=scene%3Asearch%7Cquery_from%3A</text:a></text:p>
          </table:table-cell>
          <table:table-cell table:style-name="ce1"/>
          <table:table-cell table:style-name="ce10" office:value-type="float" office:value="6" calcext:value-type="float">
            <text:p>6</text:p>
          </table:table-cell>
          <table:table-cell table:style-name="ce1" table:number-columns-repeated="2"/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downconverter 24V</text:p>
          </table:table-cell>
          <table:table-cell table:style-name="ce2" office:value-type="string" calcext:value-type="string">
            <text:p><text:span text:style-name="T1">36/48V → 24V  </text:span><text:span text:style-name="T2">20A</text:span></text:p>
          </table:table-cell>
          <table:table-cell table:style-name="ce1" table:number-columns-repeated="2"/>
          <table:table-cell table:style-name="ce6" office:value-type="string" calcext:value-type="string">
            <text:p><text:a xlink:href="https://fr.aliexpress.com/item/32383492278.html?spm=a2g0o.productlist.main.41.1033714cv3Xu5v&amp;algo_pvid=d17c581c-3e1a-4eb0-aaa4-a32edf80f509&amp;algo_exp_id=d17c581c-3e1a-4eb0-aaa4-a32edf80f509-20&amp;pdp_npi=4%40dis%21EUR%2117.53%2113.03%21%21%2118.58%2113.81%21%40211b600b17096532955884680ea381%2165723137068%21sea%21FR%210%21AB&amp;curPageLogUid=RuwILv7Koyt5&amp;utparam-url=scene%3Asearch%7Cquery_from%3A" xlink:type="simple">https://fr.aliexpress.com/item/32383492278.html?spm=a2g0o.productlist.main.41.1033714cv3Xu5v&amp;algo_pvid=d17c581c-3e1a-4eb0-aaa4-a32edf80f509&amp;algo_exp_id=d17c581c-3e1a-4eb0-aaa4-a32edf80f509-20&amp;pdp_npi=4%40dis%21EUR%2117.53%2113.03%21%21%2118.58%2113.81%21%40211b600b17096532955884680ea381%2165723137068%21sea%21FR%210%21AB&amp;curPageLogUid=RuwILv7Koyt5&amp;utparam-url=scene%3Asearch%7Cquery_from%3A</text:a></text:p>
          </table:table-cell>
          <table:table-cell table:style-name="ce1"/>
          <table:table-cell table:style-name="ce9" office:value-type="float" office:value="2" calcext:value-type="float">
            <text:p>2</text:p>
          </table:table-cell>
          <table:table-cell table:style-name="ce1"/>
          <table:table-cell table:style-name="ce2" office:value-type="currency" office:currency="EUR" office:value="21.79" calcext:value-type="currency">
            <text:p>€21.79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downconverter 12V</text:p>
          </table:table-cell>
          <table:table-cell table:style-name="ce2" office:value-type="string" calcext:value-type="string">
            <text:p><text:span text:style-name="T1">48/60V → 12V  </text:span><text:span text:style-name="T2">26A</text:span></text:p>
          </table:table-cell>
          <table:table-cell table:style-name="ce1" table:number-columns-repeated="2"/>
          <table:table-cell table:style-name="ce6" office:value-type="string" calcext:value-type="string">
            <text:p><text:a xlink:href="https://fr.aliexpress.com/item/4000140092142.html?spm=a2g0o.productlist.main.3.1fd04d36guhF0n&amp;algo_pvid=b13f0919-fabc-44ec-a02c-d7253b26c1c7&amp;algo_exp_id=b13f0919-fabc-44ec-a02c-d7253b26c1c7-1&amp;pdp_npi=4%40dis%21EUR%2122.00%2122.00%21%21%2123.32%2123.32%21%40210384cc17096554904232142eb05a%2110000000421551493%21sea%21FR%210%21AB&amp;curPageLogUid=yocjb0AmxNbY&amp;utparam-url=scene%3Asearch%7Cquery_from%3A" xlink:type="simple">https://fr.aliexpress.com/item/4000140092142.html?spm=a2g0o.productlist.main.3.1fd04d36guhF0n&amp;algo_pvid=b13f0919-fabc-44ec-a02c-d7253b26c1c7&amp;algo_exp_id=b13f0919-fabc-44ec-a02c-d7253b26c1c7-1&amp;pdp_npi=4%40dis%21EUR%2122.00%2122.00%21%21%2123.32%2123.32%21%40210384cc17096554904232142eb05a%2110000000421551493%21sea%21FR%210%21AB&amp;curPageLogUid=yocjb0AmxNbY&amp;utparam-url=scene%3Asearch%7Cquery_from%3A</text:a>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2" office:value-type="currency" office:currency="EUR" office:value="31.79" calcext:value-type="currency">
            <text:p>€31.79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MU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fr.aliexpress.com/item/1005004200545523.html?gatewayAdapt=glo2fra" xlink:type="simple">https://fr.aliexpress.com/item/1005004200545523.html?gatewayAdapt=glo2fra</text:a>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1"/>
          <table:table-cell table:style-name="ce2" office:value-type="currency" office:currency="EUR" office:value="48.49" calcext:value-type="currency">
            <text:p>€48.49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Emergency stop button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fr.aliexpress.com/item/1005004110630812.html?spm=a2g0o.productlist.main.21.204d2df4xNYaSO&amp;algo_pvid=05bde2d4-23ec-4c95-8417-84e270c36510&amp;algo_exp_id=05bde2d4-23ec-4c95-8417-84e270c36510-10&amp;pdp_npi=4%40dis%21EUR%213.87%213.87%21%21%214.13%214.13%21%402103835c17102577101217069e7aec%2112000028065206110%21sea%21FR%212389225982%21&amp;curPageLogUid=cnb0QIEq1q4u&amp;utparam-url=scene%3Asearch%7Cquery_from%3A" xlink:type="simple">https://fr.aliexpress.com/item/1005004110630812.html?spm=a2g0o.productlist.main.21.204d2df4xNYaSO&amp;algo_pvid=05bde2d4-23ec-4c95-8417-84e270c36510&amp;algo_exp_id=05bde2d4-23ec-4c95-8417-84e270c36510-10&amp;pdp_npi=4%40dis%21EUR%213.87%213.87%21%21%214.13%214.13%21%402103835c17102577101217069e7aec%2112000028065206110%21sea%21FR%212389225982%21&amp;curPageLogUid=cnb0QIEq1q4u&amp;utparam-url=scene%3Asearch%7Cquery_from%3A</text:a></text:p>
          </table:table-cell>
          <table:table-cell table:style-name="ce1"/>
          <table:table-cell table:style-name="ce10" office:value-type="float" office:value="3.87" calcext:value-type="float">
            <text:p>4</text:p>
          </table:table-cell>
          <table:table-cell table:style-name="ce1"/>
          <table:table-cell table:style-name="ce2" office:value-type="currency" office:currency="EUR" office:value="5.11" calcext:value-type="currency">
            <text:p>€5.11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power button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fr.aliexpress.com/item/32800996847.html?spm=a2g0o.cart.0.0.5ddc378d3r6zcQ&amp;mp=1&amp;gatewayAdapt=glo2fra" xlink:type="simple">https://fr.aliexpress.com/item/32800996847.html?spm=a2g0o.cart.0.0.5ddc378d3r6zcQ&amp;mp=1&amp;gatewayAdapt=glo2fra</text:a>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1"/>
          <table:table-cell table:style-name="ce2" office:value-type="currency" office:currency="EUR" office:value="4.95" calcext:value-type="currency">
            <text:p>€4.95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office:value-type="string" calcext:value-type="string">
            <text:p>ebike battery</text:p>
          </table:table-cell>
          <table:table-cell table:style-name="ce1" office:value-type="string" calcext:value-type="string">
            <text:p>48V 21A 20ah 1500W</text:p>
          </table:table-cell>
          <table:table-cell table:style-name="ce1" table:number-columns-repeated="2"/>
          <table:table-cell table:style-name="ce6" office:value-type="string" calcext:value-type="string">
            <text:p><text:a xlink:href="https://www.amazon.fr/gp/product/B0CHJNTZKJ/ref=ox_sc_act_title_1?smid=A7DH4UBMIZC5D&amp;psc=1" xlink:type="simple">https://www.amazon.fr/gp/product/B0CHJNTZKJ/ref=ox_sc_act_title_1?smid=A7DH4UBMIZC5D&amp;psc=1</text:a>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2" office:value-type="currency" office:currency="EUR" office:value="329" calcext:value-type="currency">
            <text:p>€329.00</text:p>
          </table:table-cell>
          <table:table-cell table:style-name="ce12" office:value-type="currency" office:currency="EUR" office:value="404.98" calcext:value-type="currency" table:number-columns-spanned="1" table:number-rows-spanned="4">
            <text:p>€404.98</text:p>
          </table:table-cell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Charge display for 48V <text:s/>battery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www.amazon.com/Battery-DROK-Capacity-Fahrenheit-Indicator/dp/B085DKR34W/ref=sr_1_5?dib=eyJ2IjoiMSJ9.GjWTyDgdMXRnV-GWdDnzFWEmDxDQi0IXNWqJMBLrPbPR7kSFNOJ-ToeQt-WM2QkFr8L00-BG9Kho7QGFsNn2aAqCASzfLhBM2JeZL346KSUIhlpbzDv2nXWdTKzxaSWycKRPFx0F2WCbHjV2oOjKp0xYycBX1ViRmcE4swgH0xB8BVRLpfQI6QD9YGV0DrAKe_YCK3LnA0gcE_2dZ9fodgsr6brTmSNUBR1exdmtNexq0UE9B1k6DZLzPEzeIXjMi0qWpKkvsLs004PlgdH-DvledLkWeFjVp3EKUp26dz4.euVLGWlWXSiPdO-oVgAgMuyw5U66KErOHIe2HNQG2-o&amp;dib_tag=se&amp;keywords=48%2Bvolt%2Bbattery%2Bmeter&amp;qid=1709655287&amp;sr=8-5&amp;th=1" xlink:type="simple">https://www.amazon.com/Battery-DROK-Capacity-Fahrenheit-Indicator/dp/B085DKR34W/ref=sr_1_5?dib=eyJ2IjoiMSJ9.GjWTyDgdMXRnV-GWdDnzFWEmDxDQi0IXNWqJMBLrPbPR7kSFNOJ-ToeQt-WM2QkFr8L00-BG9Kho7QGFsNn2aAqCASzfLhBM2JeZL346KSUIhlpbzDv2nXWdTKzxaSWycKRPFx0F2WCbHjV2oOjKp0xYycBX1ViRmcE4swgH0xB8BVRLpfQI6QD9YGV0DrAKe_YCK3LnA0gcE_2dZ9fodgsr6brTmSNUBR1exdmtNexq0UE9B1k6DZLzPEzeIXjMi0qWpKkvsLs004PlgdH-DvledLkWeFjVp3EKUp26dz4.euVLGWlWXSiPdO-oVgAgMuyw5U66KErOHIe2HNQG2-o&amp;dib_tag=se&amp;keywords=48%2Bvolt%2Bbattery%2Bmeter&amp;qid=1709655287&amp;sr=8-5&amp;th=1</text:a>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1"/>
          <table:table-cell table:style-name="ce2" office:value-type="currency" office:currency="EUR" office:value="11.98" calcext:value-type="currency">
            <text:p>€11.98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Stabilisateur alim 12-40V pour PC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www.amazon.fr/gp/product/B08T12J8KL/ref=sw_img_1?smid=A1X7QLRQH87QA3&amp;psc=1" xlink:type="simple">https://www.amazon.fr/gp/product/B08T12J8KL/ref=sw_img_1?smid=A1X7QLRQH87QA3&amp;psc=1</text:a></text:p>
          </table:table-cell>
          <table:table-cell table:style-name="ce1"/>
          <table:table-cell table:style-name="ce10" office:value-type="float" office:value="2" calcext:value-type="float">
            <text:p>2</text:p>
          </table:table-cell>
          <table:table-cell table:style-name="ce1"/>
          <table:table-cell table:style-name="ce2" office:value-type="currency" office:currency="EUR" office:value="10.55" calcext:value-type="currency">
            <text:p>€10.55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wifi eth router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www.amazon.fr/GL-iNet-GL-SFT1200-Routeur-s%C3%A9curis%C3%A9-r%C3%A9p%C3%A9teur/dp/B09N72FMH5/ref=sr_1_28?__mk_fr_FR=%C3%85M%C3%85%C5%BD%C3%95%C3%91&amp;crid=R073PM9YMQ95&amp;dib=eyJ2IjoiMSJ9.yJs5USWFCJ8FU5wfFxnAD_LIJ1d4BgNmAkt0XP1ZqYkfL6QYJx1cTu1xjblfu3BOVk75h4t8YEKIxfjXVwWZpoUKFRNmD94l4rEDcCAokLelnmZKcYWtvaf8TAi5-2SP_JJvCMlNTcE7D4rpdV26UFTsqrJezmMKTqFaxmgxSjS4tddXGMlNRyctRvyTCOxGFArwHir4nTPPktIpbLqq2sL9vmERjtBY3HEboSiQ_8z_7JlYi4rjtbbusmxm7W-10F_0-rQvAuwL6K-o2pjJoiGBB7st6ZZifqhZwh41tOY.ZNcH3g3fFKR7UHo_UpkwKl3_pauUj8rjT03p5OPQlwk&amp;dib_tag=se&amp;keywords=routeur+wifi&amp;qid=1709652638&amp;sprefix=routeur+wifi%2Caps%2C144&amp;sr=8-28" xlink:type="simple">https://www.amazon.fr/GL-iNet-GL-SFT1200-Routeur-s%C3%A9curis%C3%A9-r%C3%A9p%C3%A9teur/dp/B09N72FMH5/ref=sr_1_28?__mk_fr_FR=%C3%85M%C3%85%C5%BD%C3%95%C3%91&amp;crid=R073PM9YMQ95&amp;dib=eyJ2IjoiMSJ9.yJs5USWFCJ8FU5wfFxnAD_LIJ1d4BgNmAkt0XP1ZqYkfL6QYJx1cTu1xjblfu3BOVk75h4t8YEKIxfjXVwWZpoUKFRNmD94l4rEDcCAokLelnmZKcYWtvaf8TAi5-2SP_JJvCMlNTcE7D4rpdV26UFTsqrJezmMKTqFaxmgxSjS4tddXGMlNRyctRvyTCOxGFArwHir4nTPPktIpbLqq2sL9vmERjtBY3HEboSiQ_8z_7JlYi4rjtbbusmxm7W-10F_0-rQvAuwL6K-o2pjJoiGBB7st6ZZifqhZwh41tOY.ZNcH3g3fFKR7UHo_UpkwKl3_pauUj8rjT03p5OPQlwk&amp;dib_tag=se&amp;keywords=routeur+wifi&amp;qid=1709652638&amp;sprefix=routeur+wifi%2Caps%2C144&amp;sr=8-28</text:a>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1"/>
          <table:table-cell table:style-name="ce2" office:value-type="currency" office:currency="EUR" office:value="35.75" calcext:value-type="currency">
            <text:p>€35.75</text:p>
          </table:table-cell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switchblox</text:p>
          </table:table-cell>
          <table:table-cell table:style-name="ce1" table:number-columns-repeated="3"/>
          <table:table-cell table:style-name="ce6" office:value-type="string" calcext:value-type="string">
            <text:p><text:a xlink:href="https://coolcomponents.co.uk/products/switchblox-a-tiny-5-port-ethernet-switch-designed-for-robotics" xlink:type="simple">https://coolcomponents.co.uk/products/switchblox-a-tiny-5-port-ethernet-switch-designed-for-robotics</text:a>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1" table:number-columns-repeated="2"/>
          <table:table-cell table:style-name="ce2" office:value-type="currency" office:currency="EUR" office:value="89.9" calcext:value-type="currency">
            <text:p>€89.90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USH hub</text:p>
          </table:table-cell>
          <table:table-cell table:style-name="ce1" office:value-type="string" calcext:value-type="string">
            <text:p>6 ports</text:p>
          </table:table-cell>
          <table:table-cell table:style-name="ce1" table:number-columns-repeated="2"/>
          <table:table-cell table:style-name="ce6" office:value-type="string" calcext:value-type="string">
            <text:p><text:a xlink:href="https://www.ldlc.com/en/product/PB00253240.html" xlink:type="simple">https://www.ldlc.com/en/product/PB00253240.html</text:a></text:p>
          </table:table-cell>
          <table:table-cell table:style-name="ce1"/>
          <table:table-cell table:style-name="ce9" office:value-type="float" office:value="2" calcext:value-type="float">
            <text:p>2</text:p>
          </table:table-cell>
          <table:table-cell table:style-name="ce1" table:number-columns-repeated="2"/>
          <table:table-cell table:style-name="ce12" office:value-type="currency" office:currency="EUR" office:value="1061.28" calcext:value-type="currency" table:number-columns-spanned="1" table:number-rows-spanned="4">
            <text:p>€1,061.28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cable USB</text:p>
          </table:table-cell>
          <table:table-cell table:style-name="ce1" office:value-type="string" calcext:value-type="string">
            <text:p>micro USB 50 cm</text:p>
          </table:table-cell>
          <table:table-cell table:style-name="ce1" table:number-columns-repeated="2"/>
          <table:table-cell table:style-name="ce6" office:value-type="string" calcext:value-type="string">
            <text:p><text:a xlink:href="https://www.ldlc.com/en/product/PB00185199.html" xlink:type="simple">https://www.ldlc.com/en/product/PB00185199.html</text:a></text:p>
          </table:table-cell>
          <table:table-cell table:style-name="ce1"/>
          <table:table-cell table:style-name="ce9" office:value-type="float" office:value="4" calcext:value-type="float">
            <text:p>4</text:p>
          </table:table-cell>
          <table:table-cell table:style-name="ce1" table:number-columns-repeated="2"/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cable USB</text:p>
          </table:table-cell>
          <table:table-cell table:style-name="ce1" office:value-type="string" calcext:value-type="string">
            <text:p>mini USB 50 cm</text:p>
          </table:table-cell>
          <table:table-cell table:style-name="ce1" table:number-columns-repeated="2"/>
          <table:table-cell table:style-name="ce6" office:value-type="string" calcext:value-type="string">
            <text:p><text:a xlink:href="https://www.ldlc.com/en/product/PB00265154.html" xlink:type="simple">https://www.ldlc.com/en/product/PB00265154.html</text:a></text:p>
          </table:table-cell>
          <table:table-cell table:style-name="ce1"/>
          <table:table-cell table:style-name="ce9" office:value-type="float" office:value="2" calcext:value-type="float">
            <text:p>2</text:p>
          </table:table-cell>
          <table:table-cell table:style-name="ce1" table:number-columns-repeated="2"/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office:value-type="string" calcext:value-type="string">
            <text:p>NUC</text:p>
          </table:table-cell>
          <table:table-cell table:style-name="ce2" office:value-type="string" calcext:value-type="string">
            <text:p>spec différente</text:p>
          </table:table-cell>
          <table:table-cell table:style-name="ce1" table:number-columns-repeated="2"/>
          <table:table-cell table:style-name="ce6" office:value-type="string" calcext:value-type="string">
            <text:p><text:a xlink:href="https://www.ldlc.com/fiche/PB00591674.html" xlink:type="simple">https://www.ldlc.com/fiche/PB00591674.html</text:a></text:p>
          </table:table-cell>
          <table:table-cell table:style-name="ce1"/>
          <table:table-cell table:style-name="ce9" office:value-type="float" office:value="2" calcext:value-type="float">
            <text:p>2</text:p>
          </table:table-cell>
          <table:table-cell table:style-name="ce1" table:number-columns-repeated="2"/>
          <table:covered-table-cell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Controlleur moteur VESC</text:p>
          </table:table-cell>
          <table:table-cell table:style-name="ce2" office:value-type="string" calcext:value-type="string">
            <text:p>C'est cher! Mais bon, c'est un package...</text:p>
          </table:table-cell>
          <table:table-cell table:style-name="ce1" table:number-columns-repeated="2"/>
          <table:table-cell table:style-name="ce6" office:value-type="string" calcext:value-type="string">
            <text:p><text:a xlink:href="https://maytech.cn/products/maytech-200a-vesc6-0-based-speed-controller-with-anti-spark-switch-for-electric-skateboard-mountainbaord?variant=28583516143680" xlink:type="simple">https://maytech.cn/products/maytech-200a-vesc6-0-based-speed-controller-with-anti-spark-switch-for-electric-skateboard-mountainbaord?variant=28583516143680</text:a></text:p>
          </table:table-cell>
          <table:table-cell table:style-name="ce1"/>
          <table:table-cell table:style-name="ce10" office:value-type="float" office:value="4" calcext:value-type="float">
            <text:p>4</text:p>
          </table:table-cell>
          <table:table-cell table:style-name="ce1"/>
          <table:table-cell table:style-name="ce2" office:value-type="currency" office:currency="EUR" office:value="230.8" calcext:value-type="currency">
            <text:p>€230.80</text:p>
          </table:table-cell>
          <table:table-cell table:style-name="ce2" office:value-type="currency" office:currency="EUR" office:value="255.54" calcext:value-type="currency">
            <text:p>€255.54</text:p>
          </table:table-cell>
          <table:table-cell table:style-name="ce1" table:number-columns-repeated="17"/>
          <table:table-cell table:number-columns-repeated="997"/>
        </table:table-row>
        <table:table-row table:style-name="ro3" table:number-rows-repeated="5">
          <table:table-cell table:number-columns-repeated="1024"/>
        </table:table-row>
        <table:table-row table:style-name="ro1" table:number-rows-repeated="3">
          <table:table-cell table:style-name="ce1" table:number-columns-repeated="6"/>
          <table:table-cell table:style-name="ce9"/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PSU</text:p>
          </table:table-cell>
          <table:table-cell table:style-name="ce2" office:value-type="string" calcext:value-type="string">
            <text:p>48V 20A 1000W <text:s/>(pas forcément nécessaire)</text:p>
          </table:table-cell>
          <table:table-cell table:style-name="ce1" table:number-columns-repeated="4"/>
          <table:table-cell table:style-name="ce9" office:value-type="float" office:value="1" calcext:value-type="float">
            <text:p>1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6"/>
          <table:table-cell table:style-name="ce9"/>
          <table:table-cell table:style-name="ce1" table:number-columns-repeated="20"/>
          <table:table-cell table:number-columns-repeated="997"/>
        </table:table-row>
        <table:table-row table:style-name="ro1" table:number-rows-repeated="947">
          <table:table-cell table:style-name="ce1" table:number-columns-repeated="6"/>
          <table:table-cell table:style-name="ce9"/>
          <table:table-cell table:style-name="ce1" table:number-columns-repeated="20"/>
          <table:table-cell table:number-columns-repeated="997"/>
        </table:table-row>
        <table:table-row table:style-name="ro3" table:number-rows-repeated="1047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€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ca" style:display-name="PageStyle_Me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9" meta:object-count="0"/>
    <meta:generator>LibreOfficeDev/6.0.5.2$Linux_X86_64 LibreOffice_project/</meta:generator>
  </office:meta>
</office:document-meta>
</file>